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2"/>
        <table:table-row table:style-name="ro1">
          <table:table-cell/>
          <table:table-cell office:value-type="string" calcext:value-type="string">
            <text:p>single_net</text:p>
          </table:table-cell>
          <table:table-cell office:value-type="string" calcext:value-type="string">
            <text:p>multi_net_0</text:p>
          </table:table-cell>
          <table:table-cell office:value-type="string" calcext:value-type="string">
            <text:p>multi_net_1</text:p>
          </table:table-cell>
          <table:table-cell office:value-type="string" calcext:value-type="string">
            <text:p>multi_net_2</text:p>
          </table:table-cell>
        </table:table-row>
        <table:table-row table:style-name="ro1">
          <table:table-cell office:value-type="string" calcext:value-type="string">
            <text:p>arkanoid</text:p>
          </table:table-cell>
          <table:table-cell office:value-type="float" office:value="98.36" calcext:value-type="float">
            <text:p>98.36</text:p>
          </table:table-cell>
          <table:table-cell office:value-type="float" office:value="66.51" calcext:value-type="float">
            <text:p>66.51</text:p>
          </table:table-cell>
          <table:table-cell office:value-type="float" office:value="57.19" calcext:value-type="float">
            <text:p>57.19</text:p>
          </table:table-cell>
          <table:table-cell office:value-type="float" office:value="85.94" calcext:value-type="float">
            <text:p>85.94</text:p>
          </table:table-cell>
        </table:table-row>
        <table:table-row table:style-name="ro1">
          <table:table-cell office:value-type="string" calcext:value-type="string">
            <text:p>enduro</text:p>
          </table:table-cell>
          <table:table-cell office:value-type="float" office:value="21.5" calcext:value-type="float">
            <text:p>21.5</text:p>
          </table:table-cell>
          <table:table-cell office:value-type="float" office:value="-3.71" calcext:value-type="float">
            <text:p>-3.71</text:p>
          </table:table-cell>
          <table:table-cell office:value-type="float" office:value="-558.63" calcext:value-type="float">
            <text:p>-558.63</text:p>
          </table:table-cell>
          <table:table-cell office:value-type="float" office:value="22.23" calcext:value-type="float">
            <text:p>22.23</text:p>
          </table:table-cell>
        </table:table-row>
        <table:table-row table:style-name="ro1">
          <table:table-cell office:value-type="string" calcext:value-type="string">
            <text:p>invaders</text:p>
          </table:table-cell>
          <table:table-cell office:value-type="float" office:value="42.55" calcext:value-type="float">
            <text:p>42.55</text:p>
          </table:table-cell>
          <table:table-cell office:value-type="float" office:value="18.08" calcext:value-type="float">
            <text:p>18.08</text:p>
          </table:table-cell>
          <table:table-cell office:value-type="float" office:value="-1.95" calcext:value-type="float">
            <text:p>-1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string" calcext:value-type="string">
            <text:p>pacman</text:p>
          </table:table-cell>
          <table:table-cell office:value-type="float" office:value="51.54" calcext:value-type="float">
            <text:p>51.54</text:p>
          </table:table-cell>
          <table:table-cell office:value-type="float" office:value="55.18" calcext:value-type="float">
            <text:p>55.18</text:p>
          </table:table-cell>
          <table:table-cell office:value-type="float" office:value="43.25" calcext:value-type="float">
            <text:p>43.25</text:p>
          </table:table-cell>
          <table:table-cell office:value-type="float" office:value="59.81" calcext:value-type="float">
            <text:p>59.81</text:p>
          </table:table-cell>
        </table:table-row>
        <table:table-row table:style-name="ro1">
          <table:table-cell office:value-type="string" calcext:value-type="string">
            <text:p>pong</text:p>
          </table:table-cell>
          <table:table-cell office:value-type="float" office:value="127.4" calcext:value-type="float">
            <text:p>127.4</text:p>
          </table:table-cell>
          <table:table-cell office:value-type="float" office:value="7.6" calcext:value-type="float">
            <text:p>7.6</text:p>
          </table:table-cell>
          <table:table-cell office:value-type="float" office:value="-0.8" calcext:value-type="float">
            <text:p>-0.8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snake</text:p>
          </table:table-cell>
          <table:table-cell office:value-type="float" office:value="89.05" calcext:value-type="float">
            <text:p>89.05</text:p>
          </table:table-cell>
          <table:table-cell office:value-type="float" office:value="87.65" calcext:value-type="float">
            <text:p>87.65</text:p>
          </table:table-cell>
          <table:table-cell office:value-type="float" office:value="95.08" calcext:value-type="float">
            <text:p>95.08</text:p>
          </table:table-cell>
          <table:table-cell office:value-type="float" office:value="90.93" calcext:value-type="float">
            <text:p>90.93</text:p>
          </table:table-cell>
        </table:table-row>
        <table:table-row table:style-name="ro1">
          <table:table-cell table:style-name="ce3" office:value-type="string" calcext:value-type="string">
            <text:p>summary</text:p>
          </table:table-cell>
          <table:table-cell table:style-name="ce3" table:formula="of:=SUM([.B2:.B7])" office:value-type="float" office:value="430.4" calcext:value-type="float">
            <text:p>430.4</text:p>
          </table:table-cell>
          <table:table-cell table:style-name="ce3" table:formula="of:=SUM([.C2:.C7])" office:value-type="float" office:value="231.31" calcext:value-type="float">
            <text:p>231.31</text:p>
          </table:table-cell>
          <table:table-cell table:style-name="ce3" table:formula="of:=SUM([.D2:.D7])" office:value-type="float" office:value="-365.86" calcext:value-type="float">
            <text:p>-365.86</text:p>
          </table:table-cell>
          <table:table-cell table:style-name="ce3" table:formula="of:=SUM([.E2:.E7])" office:value-type="float" office:value="284.16" calcext:value-type="float">
            <text:p>284.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06:11:42.111974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5:54:14.412603134</meta:creation-date>
    <meta:generator>LibreOffice/6.0.7.3$Linux_X86_64 LibreOffice_project/00m0$Build-3</meta:generator>
    <dc:date>2019-09-18T06:12:28.767044703</dc:date>
    <meta:editing-duration>PT8M7S</meta:editing-duration>
    <meta:editing-cycles>2</meta:editing-cycles>
    <meta:document-statistic meta:table-count="1" meta:cell-count="39" meta:object-count="0"/>
  </office:meta>
</office:document-meta>
</file>